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15.685cm"/>
    </style:style>
    <style:style style:name="Table1.B" style:family="table-column">
      <style:table-column-properties style:column-width="0.10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3" style:family="table-row">
      <style:table-row-properties style:min-row-height="0.954cm" fo:keep-together="auto"/>
    </style:style>
    <style:style style:name="P1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language="en" fo:country="US" style:font-name-complex="Times New Roman1"/>
    </style:style>
    <style:style style:name="P2" style:family="paragraph" style:parent-style-name="Standard">
      <style:paragraph-properties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74pt solid #000000"/>
    </style:style>
    <style:style style:name="P3" style:family="paragraph" style:parent-style-name="Standard">
      <style:paragraph-properties fo:text-align="center" style:justify-single-word="false"/>
      <style:text-properties style:font-name-complex="Times New Roman1"/>
    </style:style>
    <style:style style:name="P4" style:family="paragraph" style:parent-style-name="Standard">
      <style:paragraph-properties fo:text-indent="0cm" style:auto-text-indent="false"/>
      <style:text-properties fo:font-size="18pt" fo:language="en" fo:country="US" fo:font-weight="bold" style:font-size-asian="18pt" style:font-weight-asian="bold" style:font-name-complex="Times New Roman1" style:font-size-complex="1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name-complex="Times New Roman1" style:font-size-complex="18pt"/>
    </style:style>
    <style:style style:name="P8" style:family="paragraph" style:parent-style-name="Standard">
      <style:text-properties fo:font-size="18pt" fo:font-weight="bold" style:font-size-asian="18pt" style:font-weight-asian="bold" style:font-name-complex="Times New Roman1" style:font-size-complex="18pt"/>
    </style:style>
    <style:style style:name="P9" style:family="paragraph" style:parent-style-name="Standard">
      <style:text-properties fo:font-size="18pt" fo:language="en" fo:country="US" fo:font-weight="bold" style:font-size-asian="18pt" style:font-weight-asian="bold" style:font-name-complex="Times New Roman1" style:font-size-complex="18pt"/>
    </style:style>
    <style:style style:name="P10" style:family="paragraph" style:parent-style-name="Standard">
      <style:paragraph-properties fo:text-indent="0cm" style:auto-text-indent="false"/>
      <style:text-properties fo:font-size="18pt" fo:font-weight="bold" style:font-size-asian="18pt" style:font-weight-asian="bold" style:font-name-complex="Times New Roman1" style:font-size-complex="18pt"/>
    </style:style>
    <style:style style:name="P11" style:family="paragraph" style:parent-style-name="Standard">
      <style:text-properties style:font-name-complex="Times New Roman1" style:font-size-complex="18pt"/>
    </style:style>
    <style:style style:name="P12" style:family="paragraph" style:parent-style-name="Standard">
      <style:paragraph-properties fo:margin-left="0cm" fo:margin-top="0cm" fo:margin-bottom="0cm" style:contextual-spacing="false" fo:text-align="start" style:justify-single-word="false" fo:orphans="2" fo:widows="2" fo:text-indent="0cm" style:auto-text-indent="false"/>
      <style:text-properties fo:language="ru" fo:country="RU" officeooo:paragraph-rsid="00044042" style:letter-kerning="false" style:font-name-asian="Calibri1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left="0cm" fo:margin-top="0cm" fo:margin-bottom="0cm" style:contextual-spacing="false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Times New Roman1" style:font-size-complex="18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style:letter-kerning="false" style:font-name-asian="Calibri1" style:language-asian="en" style:country-asian="US" style:font-name-complex="Times New Roman1" style:font-size-complex="18pt" style:language-complex="ar" style:country-complex="SA"/>
    </style:style>
    <style:style style:name="P15" style:family="paragraph" style:parent-style-name="Standard">
      <style:paragraph-properties fo:margin-left="0cm" fo:text-align="center" style:justify-single-word="false" fo:text-indent="0cm" style:auto-text-indent="false"/>
      <style:text-properties fo:font-size="20pt" fo:font-weight="bold" officeooo:paragraph-rsid="00044042" style:font-size-asian="20pt" style:font-weight-asian="bold" style:font-size-complex="20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8pt" fo:language="ru" fo:country="RU" fo:font-weight="bold" style:letter-kerning="false" style:font-name-asian="Calibri1" style:font-size-asian="18pt" style:language-asian="en" style:country-asian="US" style:font-weight-asian="bold" style:font-name-complex="Times New Roman1" style:font-size-complex="18pt" style:language-complex="ar" style:country-complex="SA"/>
    </style:style>
    <style:style style:name="P17" style:family="paragraph" style:parent-style-name="Standard">
      <style:paragraph-properties fo:margin-left="0cm" fo:text-align="center" style:justify-single-word="false" fo:text-indent="0cm" style:auto-text-indent="false"/>
    </style:style>
    <style:style style:name="P18" style:family="paragraph" style:parent-style-name="Contents_20_1">
      <style:paragraph-properties>
        <style:tab-stops>
          <style:tab-stop style:position="16.60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60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607cm" style:type="right" style:leader-style="dotted" style:leader-text="."/>
        </style:tab-stops>
      </style:paragraph-properties>
    </style:style>
    <style:style style:name="P21" style:family="paragraph" style:parent-style-name="Standard">
      <style:text-properties fo:font-size="16pt" fo:font-weight="bold" style:font-size-asian="16pt" style:font-weight-asian="bold" style:font-name-complex="Times New Roman1" style:font-size-complex="18pt"/>
    </style:style>
    <style:style style:name="P22" style:family="paragraph" style:parent-style-name="Heading_20_1">
      <style:paragraph-properties fo:margin-top="0cm" fo:margin-bottom="0cm" style:contextual-spacing="false" fo:break-before="page"/>
    </style:style>
    <style:style style:name="P23" style:family="paragraph" style:parent-style-name="Text_20_body">
      <style:paragraph-properties fo:text-align="start" style:justify-single-word="false"/>
      <style:text-properties fo:color="#000000" loext:opacity="100%" fo:font-size="14pt" fo:font-weight="normal" style:font-size-asian="14pt" style:font-weight-asian="normal" style:font-name-complex="Times New Roman1" style:font-size-complex="14pt" style:font-weight-complex="normal">
        <loext:char-complex-color loext:theme-type="dark1" loext:color-type="theme"/>
      </style:text-properties>
    </style:style>
    <style:style style:name="P24" style:family="paragraph" style:parent-style-name="Text_20_body" style:list-style-name="L1" style:master-page-name="">
      <loext:graphic-properties draw:fill="none"/>
      <style:paragraph-properties fo:margin-left="-1.3cm" fo:margin-right="0cm" fo:margin-top="0cm" fo:margin-bottom="0.247cm" style:contextual-spacing="false" fo:line-height="115%" fo:text-align="start" style:justify-single-word="false" fo:orphans="2" fo:widows="2" fo:text-indent="1.3cm" style:auto-text-indent="false" style:page-number="auto" fo:background-color="transparent" style:writing-mode="lr-tb"/>
      <style:text-properties fo:color="#000000" loext:opacity="100%" fo:font-size="14pt" fo:font-weight="normal" style:font-size-asian="14pt" style:font-weight-asian="normal" style:font-name-complex="Times New Roman1" style:font-size-complex="14pt" style:font-weight-complex="normal">
        <loext:char-complex-color loext:theme-type="dark1" loext:color-type="theme"/>
      </style:text-properties>
    </style:style>
    <style:style style:name="P25" style:family="paragraph" style:parent-style-name="Text_20_body" style:list-style-name="L1">
      <loext:graphic-properties draw:fill="none"/>
      <style:paragraph-properties fo:margin-left="-1.3cm" fo:margin-right="0cm" fo:margin-top="0cm" fo:margin-bottom="0.247cm" style:contextual-spacing="false" fo:line-height="115%" fo:text-align="start" style:justify-single-word="false" fo:orphans="2" fo:widows="2" fo:text-indent="1.3cm" style:auto-text-indent="false" fo:background-color="transparent" style:writing-mode="lr-tb"/>
      <style:text-properties fo:color="#000000" loext:opacity="100%" fo:font-size="14pt" fo:font-weight="normal" style:font-size-asian="14pt" style:font-weight-asian="normal" style:font-name-complex="Times New Roman1" style:font-size-complex="14pt" style:font-weight-complex="normal">
        <loext:char-complex-color loext:theme-type="dark1" loext:color-type="theme"/>
      </style:text-properties>
    </style:style>
    <style:style style:name="P26" style:family="paragraph" style:parent-style-name="Text_20_body" style:list-style-name="L1" style:master-page-name="">
      <loext:graphic-properties draw:fill="none"/>
      <style:paragraph-properties fo:margin-left="-1.6cm" fo:margin-right="0cm" fo:margin-top="0cm" fo:margin-bottom="0.247cm" style:contextual-spacing="false" fo:line-height="115%" fo:text-align="start" style:justify-single-word="false" fo:orphans="2" fo:widows="2" fo:text-indent="1.499cm" style:auto-text-indent="false" style:page-number="auto" fo:background-color="transparent" style:writing-mode="lr-tb"/>
      <style:text-properties fo:color="#000000" loext:opacity="100%" fo:font-size="14pt" fo:font-weight="normal" style:font-size-asian="14pt" style:font-weight-asian="normal" style:font-name-complex="Times New Roman1" style:font-size-complex="14pt" style:font-weight-complex="normal">
        <loext:char-complex-color loext:theme-type="dark1" loext:color-type="theme"/>
      </style:text-properties>
    </style:style>
    <style:style style:name="P27" style:family="paragraph" style:parent-style-name="Text_20_body" style:list-style-name="L1">
      <loext:graphic-properties draw:fill="none"/>
      <style:paragraph-properties fo:margin-left="-1.6cm" fo:margin-right="0cm" fo:margin-top="0cm" fo:margin-bottom="0.247cm" style:contextual-spacing="false" fo:line-height="115%" fo:text-align="start" style:justify-single-word="false" fo:orphans="2" fo:widows="2" fo:text-indent="1.499cm" style:auto-text-indent="false" fo:background-color="transparent" style:writing-mode="lr-tb"/>
      <style:text-properties fo:color="#000000" loext:opacity="100%" fo:font-size="14pt" fo:font-weight="normal" style:font-size-asian="14pt" style:font-weight-asian="normal" style:font-name-complex="Times New Roman1" style:font-size-complex="14pt" style:font-weight-complex="normal">
        <loext:char-complex-color loext:theme-type="dark1" loext:color-type="theme"/>
      </style:text-properties>
    </style:style>
    <style:style style:name="P28" style:family="paragraph" style:parent-style-name="Text_20_body">
      <loext:graphic-properties draw:fill="none"/>
      <style:paragraph-properties fo:margin-left="-1.6cm" fo:margin-right="0cm" fo:margin-top="0cm" fo:margin-bottom="0.247cm" style:contextual-spacing="false" fo:line-height="115%" fo:text-align="start" style:justify-single-word="false" fo:orphans="2" fo:widows="2" fo:text-indent="1.499cm" style:auto-text-indent="false" fo:background-color="transparent" style:writing-mode="lr-tb"/>
      <style:text-properties fo:color="#000000" loext:opacity="100%" fo:font-size="16pt" fo:font-weight="bold" style:font-size-asian="16pt" style:font-weight-asian="bold" style:font-name-complex="Times New Roman1" style:font-size-complex="16pt">
        <loext:char-complex-color loext:theme-type="dark1" loext:color-type="theme"/>
      </style:text-properties>
    </style:style>
    <style:style style:name="P29" style:family="paragraph" style:parent-style-name="Heading_20_2" style:master-pag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style:page-number="auto" fo:break-before="page" fo:background-color="transparent" style:writing-mode="lr-tb"/>
      <style:text-properties fo:color="#000000" loext:opacity="100%" fo:font-size="20pt" fo:font-weight="bold" style:font-size-asian="20pt" style:font-weight-asian="bold" style:font-name-complex="Times New Roman1" style:font-size-complex="20pt" style:font-weight-complex="bold">
        <loext:char-complex-color loext:theme-type="dark1" loext:color-type="theme"/>
      </style:text-properties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fo:font-size="20pt" fo:font-weight="bold" style:font-size-asian="20pt" style:font-weight-asian="bold" style:font-name-complex="Times New Roman1" style:font-size-complex="20pt" style:font-weight-complex="bold">
        <loext:char-complex-color loext:theme-type="dark1" loext:color-type="theme"/>
      </style:text-properties>
    </style:style>
    <style:style style:name="P31" style:family="paragraph" style:parent-style-name="Text_20_body">
      <style:paragraph-properties fo:text-align="start" style:justify-single-word="false"/>
      <style:text-properties fo:color="#000000" loext:opacity="100%" fo:font-size="14pt" style:font-size-asian="14pt" style:font-name-complex="Times New Roman1" style:font-size-complex="14pt">
        <loext:char-complex-color loext:theme-type="dark1" loext:color-type="theme"/>
      </style:text-properties>
    </style:style>
    <style:style style:name="P32" style:family="paragraph" style:parent-style-name="Heading_20_3">
      <style:paragraph-properties fo:margin-top="0cm" fo:margin-bottom="0.499cm" style:contextual-spacing="false" fo:line-height="115%" fo:text-align="start" style:justify-single-word="false"/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 style:font-weight-complex="bold">
        <loext:char-complex-color loext:theme-type="dark1" loext:color-type="theme"/>
      </style:text-properties>
    </style:style>
    <style:style style:name="P33" style:family="paragraph" style:parent-style-name="Text_20_body" style:list-style-name="L2" style:master-page-name="">
      <loext:graphic-properties draw:fill="none"/>
      <style:paragraph-properties fo:margin-left="-0.9cm" fo:margin-right="0cm" fo:margin-top="0cm" fo:margin-bottom="0cm" style:contextual-spacing="false" fo:line-height="115%" fo:text-align="start" style:justify-single-word="false" fo:orphans="2" fo:widows="2" fo:text-indent="1.3cm" style:auto-text-indent="false" style:page-number="auto" fo:background-color="transparent" style:writing-mode="lr-tb"/>
      <style:text-properties fo:color="#000000" loext:opacity="100%" fo:font-size="16pt" style:font-size-asian="16pt" style:font-name-complex="Times New Roman1" style:font-size-complex="16pt">
        <loext:char-complex-color loext:theme-type="dark1" loext:color-type="theme"/>
      </style:text-properties>
    </style:style>
    <style:style style:name="P34" style:family="paragraph" style:parent-style-name="Text_20_body" style:list-style-name="L2">
      <loext:graphic-properties draw:fill="none"/>
      <style:paragraph-properties fo:margin-left="-0.9cm" fo:margin-right="0cm" fo:margin-top="0cm" fo:margin-bottom="0cm" style:contextual-spacing="false" fo:line-height="115%" fo:text-align="start" style:justify-single-word="false" fo:orphans="2" fo:widows="2" fo:text-indent="1.3cm" style:auto-text-indent="false" fo:background-color="transparent" style:writing-mode="lr-tb"/>
      <style:text-properties fo:color="#000000" loext:opacity="100%" fo:font-size="16pt" style:font-size-asian="16pt" style:font-name-complex="Times New Roman1" style:font-size-complex="16pt">
        <loext:char-complex-color loext:theme-type="dark1" loext:color-type="theme"/>
      </style:text-properties>
    </style:style>
    <style:style style:name="P35" style:family="paragraph" style:parent-style-name="Text_20_body" style:list-style-name="L2">
      <loext:graphic-properties draw:fill="none"/>
      <style:paragraph-properties fo:margin-left="-0.9cm" fo:margin-right="0cm" fo:line-height="115%" fo:text-align="start" style:justify-single-word="false" fo:orphans="2" fo:widows="2" fo:text-indent="1.3cm" style:auto-text-indent="false" fo:background-color="transparent" style:writing-mode="lr-tb"/>
      <style:text-properties fo:color="#000000" loext:opacity="100%" fo:font-size="16pt" style:font-size-asian="16pt" style:font-name-complex="Times New Roman1" style:font-size-complex="16pt">
        <loext:char-complex-color loext:theme-type="dark1" loext:color-type="theme"/>
      </style:text-properties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fo:font-size="14pt" fo:font-weight="normal" style:font-size-asian="14pt" style:font-weight-asian="normal" style:font-name-complex="Times New Roman1" style:font-size-complex="14pt" style:font-weight-complex="normal">
        <loext:char-complex-color loext:theme-type="dark1" loext:color-type="theme"/>
      </style:text-properties>
    </style:style>
    <style:style style:name="P37" style:family="paragraph" style:parent-style-name="Standard">
      <style:paragraph-properties fo:margin-top="0cm" fo:margin-bottom="0cm" style:contextual-spacing="false"/>
      <style:text-properties fo:color="#000000" loext:opacity="100%" fo:font-weight="bold" style:font-weight-asian="bold" style:font-name-complex="Times New Roman1">
        <loext:char-complex-color loext:theme-type="dark1" loext:color-type="theme"/>
      </style:text-properties>
    </style:style>
    <style:style style:name="P38" style:family="paragraph" style:parent-style-name="Heading_20_1">
      <style:paragraph-properties fo:margin-top="0cm" fo:margin-bottom="0cm" style:contextual-spacing="false" fo:text-indent="0cm" style:auto-text-indent="false" fo:break-before="page"/>
    </style:style>
    <style:style style:name="P39" style:family="paragraph" style:parent-style-name="Standard">
      <style:paragraph-properties fo:margin-top="0cm" fo:margin-bottom="0cm" style:contextual-spacing="false" fo:text-indent="0cm" style:auto-text-indent="false"/>
    </style:style>
    <style:style style:name="P40" style:family="paragraph" style:parent-style-name="Standard">
      <style:paragraph-properties fo:margin-top="0cm" fo:margin-bottom="0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top="0cm" fo:margin-bottom="0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199cm" style:auto-text-indent="false" style:page-number="auto" fo:background-color="transparent" style:writing-mode="lr-tb"/>
    </style:style>
    <style:style style:name="P43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cm" style:auto-text-indent="false" style:page-number="auto" fo:background-color="transparent" style:writing-mode="lr-tb"/>
    </style:style>
    <style:style style:name="P46" style:family="paragraph" style:parent-style-name="Standard" style:master-page-name="">
      <loext:graphic-properties draw:fill="none"/>
      <style:paragraph-properties fo:margin-left="0.7cm" fo:margin-right="0cm" fo:margin-top="0cm" fo:margin-bottom="0cm" style:contextual-spacing="false" fo:line-height="150%" fo:text-align="start" style:justify-single-word="false" fo:orphans="2" fo:widows="2" fo:text-indent="0.3cm" style:auto-text-indent="false" style:page-number="auto" fo:background-color="transparent" style:writing-mode="lr-tb"/>
      <style:text-properties officeooo:paragraph-rsid="0006e695"/>
    </style:style>
    <style:style style:name="P47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50%" fo:text-align="start" style:justify-single-word="false" fo:orphans="2" fo:widows="2" fo:text-indent="0.3cm" style:auto-text-indent="false" fo:background-color="transparent" style:writing-mode="lr-tb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6cm" style:auto-text-indent="false" style:page-number="auto" fo:background-color="transparent" style:writing-mode="lr-tb"/>
    </style:style>
    <style:style style:name="P49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.6cm" style:auto-text-indent="false" style:page-number="auto" fo:background-color="transparent" style:writing-mode="lr-tb"/>
    </style:style>
    <style:style style:name="P50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150%" fo:text-align="start" style:justify-single-word="false" fo:orphans="2" fo:widows="2" fo:text-indent="0.6cm" style:auto-text-indent="false" fo:background-color="transparent" style:writing-mode="lr-tb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.6cm" style:auto-text-indent="false" style:page-number="auto" fo:background-color="transparent" style:writing-mode="lr-tb"/>
    </style:style>
    <style:style style:name="P5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101cm" style:auto-text-indent="false" style:page-number="auto" fo:background-color="transparent" style:writing-mode="lr-tb"/>
    </style:style>
    <style:style style:name="P53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50%" fo:text-align="start" style:justify-single-word="false" fo:orphans="2" fo:widows="2" fo:text-indent="0.7cm" style:auto-text-indent="false" style:page-number="auto" fo:background-color="transparent" style:writing-mode="lr-tb"/>
    </style:style>
    <style:style style:name="P54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50%" fo:text-align="start" style:justify-single-word="false" fo:orphans="2" fo:widows="2" fo:text-indent="0.7cm" style:auto-text-indent="false" fo:background-color="transparent" style:writing-mode="lr-tb"/>
    </style:style>
    <style:style style:name="P5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.7cm" style:auto-text-indent="false" style:page-number="auto" fo:background-color="transparent" style:writing-mode="lr-tb"/>
    </style:style>
    <style:style style:name="P56" style:family="paragraph" style:parent-style-name="Heading_20_2">
      <style:paragraph-properties fo:margin-top="0cm" fo:margin-bottom="0cm" style:contextual-spacing="false" fo:text-indent="0cm" style:auto-text-indent="false"/>
      <style:text-properties fo:font-size="14pt" style:font-size-asian="14pt" style:font-size-complex="14pt"/>
    </style:style>
    <style:style style:name="P57" style:family="paragraph" style:parent-style-name="Text_20_body">
      <style:paragraph-properties fo:line-height="150%"/>
    </style:style>
    <style:style style:name="P58" style:family="paragraph" style:parent-style-name="Text_20_body" style:list-style-name="L3">
      <style:paragraph-properties fo:line-height="150%"/>
    </style:style>
    <style:style style:name="P59" style:family="paragraph" style:parent-style-name="Heading_20_2">
      <style:paragraph-properties fo:margin-top="0cm" fo:margin-bottom="0.499cm" style:contextual-spacing="false"/>
      <style:text-properties fo:font-size="16pt" style:font-size-asian="16pt" style:font-size-complex="16pt"/>
    </style:style>
    <style:style style:name="P60" style:family="paragraph" style:parent-style-name="Standard">
      <style:paragraph-properties fo:margin-top="0cm" fo:margin-bottom="0cm" style:contextual-spacing="false" fo:text-indent="0cm" style:auto-text-indent="false"/>
      <style:text-properties fo:font-size="16pt" fo:font-weight="bold" style:font-size-asian="16pt" style:font-weight-asian="bold" style:font-name-complex="Times New Roman1" style:font-size-complex="18pt"/>
    </style:style>
    <style:style style:name="P61" style:family="paragraph" style:parent-style-name="Standard">
      <style:paragraph-properties fo:margin-top="0cm" fo:margin-bottom="0cm" style:contextual-spacing="false"/>
    </style:style>
    <style:style style:name="P6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fo:font-size="14pt" fo:font-weight="bold" style:font-size-asian="14pt" style:font-weight-asian="bold" style:font-size-complex="14pt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199cm" style:auto-text-indent="false" fo:background-color="transparent" style:writing-mode="lr-tb"/>
    </style:style>
    <style:style style:name="P64" style:family="paragraph" style:parent-style-name="Standard">
      <style:paragraph-properties fo:margin-top="0cm" fo:margin-bottom="0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top="0cm" fo:margin-bottom="0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top="0cm" fo:margin-bottom="0cm" style:contextual-spacing="false"/>
      <style:text-properties fo:font-size="16pt" style:font-size-asian="16pt" style:font-size-complex="16pt"/>
    </style:style>
    <style:style style:name="P67" style:family="paragraph" style:parent-style-name="Standard">
      <style:paragraph-properties fo:margin-left="0cm" fo:margin-top="0cm" fo:margin-bottom="0cm" style:contextual-spacing="false" fo:text-indent="0cm" style:auto-text-indent="false"/>
    </style:style>
    <style:style style:name="P68" style:family="paragraph" style:parent-style-name="Standard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69" style:family="paragraph" style:parent-style-name="Heading_20_1">
      <style:paragraph-properties fo:margin-left="0cm" fo:margin-top="0cm" fo:margin-bottom="0cm" style:contextual-spacing="false" fo:text-indent="0cm" style:auto-text-indent="false" fo:break-before="page"/>
    </style:style>
    <style:style style:name="P70" style:family="paragraph" style:parent-style-name="List_20_Paragraph" style:list-style-name="WWNum8">
      <style:paragraph-properties fo:margin-left="1.27cm" fo:text-align="justify" style:justify-single-word="false" fo:text-indent="0cm" style:auto-text-indent="false" loext:word-spacing-minimum="75%" loext:word-spacing-maximum="133%"/>
    </style:style>
    <style:style style:name="T1" style:family="text">
      <style:text-properties fo:language="en" fo:country="US" style:font-name-complex="Times New Roman1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-complex="Times New Roman1"/>
    </style:style>
    <style:style style:name="T4" style:family="text">
      <style:text-properties fo:font-size="18pt" fo:language="en" fo:country="US" fo:font-weight="bold" style:font-size-asian="18pt" style:font-weight-asian="bold" style:font-name-complex="Times New Roman1" style:font-size-complex="18pt"/>
    </style:style>
    <style:style style:name="T5" style:family="text">
      <style:text-properties fo:font-size="18pt" fo:font-weight="bold" style:font-size-asian="18pt" style:font-weight-asian="bold" style:font-name-complex="Times New Roman1" style:font-size-complex="18pt"/>
    </style:style>
    <style:style style:name="T6" style:family="text">
      <style:text-properties fo:font-family="Georgia" style:font-family-generic="roman" style:font-pitch="variable" fo:font-size="18pt" fo:language="en" fo:country="US" fo:font-weight="bold" style:font-size-asian="18pt" style:font-weight-asian="bold" style:font-name-complex="Times New Roman1" style:font-size-complex="18pt"/>
    </style:style>
    <style:style style:name="T7" style:family="text">
      <style:text-properties style:font-name-complex="Times New Roman1" style:font-size-complex="18pt"/>
    </style:style>
    <style:style style:name="T8" style:family="text">
      <style:text-properties fo:font-size="14pt" fo:font-weight="bold" officeooo:rsid="00044042" style:font-size-asian="14pt" style:font-weight-asian="bold" style:font-name-complex="Times New Roman1" style:font-size-complex="14pt"/>
    </style:style>
    <style:style style:name="T9" style:family="text">
      <style:text-properties fo:font-size="14pt" fo:font-weight="bold" style:font-size-asian="14pt" style:font-weight-asian="bold" style:font-name-complex="Times New Roman1" style:font-size-complex="14pt"/>
    </style:style>
    <style:style style:name="T10" style:family="text">
      <style:text-properties fo:font-size="16pt" fo:font-weight="bold" style:font-size-asian="16pt" style:font-weight-asian="bold" style:font-name-complex="Times New Roman1" style:font-size-complex="18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819d7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width="0cm" draw:fill="none" loext:fill-use-slide-background="false" draw:textarea-vertical-align="top" draw:auto-grow-height="false" fo:min-height="0.605cm" fo:min-width="0.355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униципальное автономное общеобразовательное учреждение "Гимназия № 10" Пушкинского муниципального района Московской области</text:span> </text:p>
      <text:p text:style-name="P2" loext:marker-style-name="T3"><text:span text:style-name="T3"><text:s/></text:span><text:span text:style-name="T3"/></text:p>
      <text:p text:style-name="P3" loext:marker-style-name="T3"/>
      <text:p text:style-name="P4" loext:marker-style-name="T4"/>
      <text:p text:style-name="P5" loext:marker-style-name="T5"><draw:custom-shape text:anchor-type="as-char" draw:z-index="0" draw:name="Rectangle 2" draw:style-name="gr1" draw:text-style-name="P6" svg:width="0.854cm" svg:height="0.854cm"><svg:desc>https://informatics.ru/img/logo-full.svg</svg:desc><text:p/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 loext:marker-style-name="T5"/>
      <text:p text:style-name="P7" loext:marker-style-name="T5"/>
      <text:p text:style-name="P7" loext:marker-style-name="T5"/>
      <text:p text:style-name="P5" loext:marker-style-name="T4"><text:span text:style-name="T6">Проект: «Бот для автоматизации отчетности по информационной безопасности в Telegram»</text:span></text:p>
      <text:p text:style-name="P8" loext:marker-style-name="T5"/>
      <text:p text:style-name="P9" loext:marker-style-name="T4"/>
      <text:p text:style-name="P8" loext:marker-style-name="T5"/>
      <text:p text:style-name="P10" loext:marker-style-name="T5"/>
      <text:p text:style-name="P11" loext:marker-style-name="T7"/>
      <text:p text:style-name="P11" loext:marker-style-name="T7"/>
      <text:p text:style-name="P11" loext:marker-style-name="T7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2" loext:marker-style-name="T5"><text:span text:style-name="T7">Ученик</text:span><text:span text:style-name="T5"> </text:span><text:span text:style-name="T8">Огурцова</text:span><text:span text:style-name="T9"> Мари</text:span><text:span text:style-name="T8">я, 10 класса</text:span></text:p>
          </table:table-cell>
          <table:table-cell table:style-name="Table1.A1" office:value-type="string">
            <text:p text:style-name="P13" loext:marker-style-name="T5"/>
            <text:p text:style-name="P13" loext:marker-style-name="T5"/>
          </table:table-cell>
          <table:table-cell table:style-name="Table1.A1" office:value-type="string">
            <text:p text:style-name="P13" loext:marker-style-name="T5"/>
          </table:table-cell>
        </table:table-row>
        <table:table-row table:style-name="Table1.1">
          <table:table-cell table:style-name="Table1.A1" office:value-type="string">
            <text:p text:style-name="P14" loext:marker-style-name="T7"/>
          </table:table-cell>
          <table:table-cell table:style-name="Table1.A1" office:value-type="string">
            <text:p text:style-name="P14" loext:marker-style-name="T7"/>
          </table:table-cell>
          <table:table-cell table:style-name="Table1.A1" office:value-type="string">
            <text:p text:style-name="P14" loext:marker-style-name="T7"/>
          </table:table-cell>
        </table:table-row>
        <text:soft-page-break/>
        <table:table-row table:style-name="Table1.3">
          <table:table-cell table:style-name="Table1.A1" office:value-type="string">
            <text:p text:style-name="P15">Оглавление</text:p>
          </table:table-cell>
          <table:table-cell table:style-name="Table1.A1" office:value-type="string">
            <text:p text:style-name="P16" loext:marker-style-name="T5"/>
          </table:table-cell>
          <table:table-cell table:style-name="Table1.A1" office:value-type="string">
            <text:p text:style-name="P16" loext:marker-style-name="T5"/>
          </table:table-cell>
        </table:table-row>
      </table:table>
      <text:p text:style-name="P17" loext:marker-style-name="T10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_Toc1272_281351609" office:name="ИСПОЛЬЗУЕМЫЕ ТЕРМИНЫ И СОКРАЩЕНИЯ" text:style-name="Index_20_Link" text:visited-style-name="Index_20_Link">ИСПОЛЬЗУЕМЫЕ ТЕРМИНЫ И СОКРАЩЕНИЯ<text:tab/>3</text:a></text:p>
          <text:p text:style-name="P19"><text:a xlink:type="simple" xlink:href="#__RefHeading___Toc1274_281351609" office:name="Введение" text:style-name="Index_20_Link" text:visited-style-name="Index_20_Link">Введение<text:tab/>6</text:a></text:p>
          <text:p text:style-name="P20"><text:a xlink:type="simple" xlink:href="#__RefHeading___Toc1276_281351609" office:name="Задачи" text:style-name="Index_20_Link" text:visited-style-name="Index_20_Link">Задачи<text:tab/>6</text:a></text:p>
          <text:p text:style-name="P18"><text:a xlink:type="simple" xlink:href="#__RefHeading___Toc1278_281351609" office:name="1. Исследование проблемы" text:style-name="Index_20_Link" text:visited-style-name="Index_20_Link">1. Исследование проблемы<text:tab/>8</text:a></text:p>
          <text:p text:style-name="P19"><text:a xlink:type="simple" xlink:href="#__RefHeading___Toc1280_281351609" office:name="1.4 Анализ аналогичных решений" text:style-name="Index_20_Link" text:visited-style-name="Index_20_Link">1.4 Анализ аналогичных решений<text:tab/>10</text:a></text:p>
          <text:p text:style-name="P19"><text:a xlink:type="simple" xlink:href="#__RefHeading___Toc1282_281351609" office:name="1.5 Аудитория проекта" text:style-name="Index_20_Link" text:visited-style-name="Index_20_Link">1.5 Аудитория проекта<text:tab/>11</text:a></text:p>
          <text:p text:style-name="P18"><text:a xlink:type="simple" xlink:href="#__RefHeading___Toc1284_281351609" office:name="2. РЕШЕНИЕ ПРОБЛЕМЫ" text:style-name="Index_20_Link" text:visited-style-name="Index_20_Link">2. РЕШЕНИЕ ПРОБЛЕМЫ<text:tab/>12</text:a></text:p>
          <text:p text:style-name="P18"><text:a xlink:type="simple" xlink:href="#__RefHeading___Toc1286_281351609" office:name="3. ОПИСАНИЕ РЕАЛИЗАЦИИ" text:style-name="Index_20_Link" text:visited-style-name="Index_20_Link">3. ОПИСАНИЕ РЕАЛИЗАЦИИ<text:tab/>15</text:a></text:p>
          <text:p text:style-name="P18"><text:a xlink:type="simple" xlink:href="#__RefHeading___Toc1288_281351609" office:name="## ЗАКЛЮЧЕНИЕ" text:style-name="Index_20_Link" text:visited-style-name="Index_20_Link">## ЗАКЛЮЧЕНИЕ<text:tab/>20</text:a></text:p>
          <text:p text:style-name="P18"><text:a xlink:type="simple" xlink:href="#__RefHeading___Toc1290_281351609" office:name="СПИСОК ЛИТЕРАТУРЫ" text:style-name="Index_20_Link" text:visited-style-name="Index_20_Link">СПИСОК ЛИТЕРАТУРЫ<text:tab/>23</text:a></text:p>
          <text:p text:style-name="P18"><text:a xlink:type="simple" xlink:href="#__RefHeading___Toc1292_281351609" office:name="ПРИЛОЖЕНИЕ" text:style-name="Index_20_Link" text:visited-style-name="Index_20_Link">ПРИЛОЖЕНИЕ<text:tab/>24</text:a></text:p>
        </text:index-body>
      </text:table-of-content>
      <text:p text:style-name="P21"/>
      <text:h text:style-name="P22" text:outline-level="1"><text:bookmark-start text:name="_Toc189164372"/><text:bookmark-start text:name="__RefHeading___Toc1272_281351609"/>ИСПОЛЬЗУЕМЫЕ ТЕРМИНЫ И СОКРАЩЕНИЯ<text:bookmark-end text:name="_Toc189164372"/><text:bookmark-end text:name="__RefHeading___Toc1272_281351609"/></text:h>
      <text:p text:style-name="P23">Бот (Telegram‑бот) — программный агент, работающий через Telegram Bot API и выполняющий автоматические операции (приём команд, отправка сообщений, планирование задач) без участия пользователя в интерфейсе мессенджера.</text:p>
      <text:list text:style-name="L1">
        <text:list-item>
          <text:p text:style-name="P24">Лог (лог‑файл, журнал) — файл или поток записей, содержащих системные события, сообщения приложений и другие данные о работе информационной системы; используется для анализа и расследования инцидентов.</text:p>
        </text:list-item>
        <text:list-item>
          <text:p text:style-name="P25">Событие (Event) — единичная запись в логе, описывающая конкретное действие или состояние системы (например, попытка входа, ошибка сервера, сетевое соединение).</text:p>
        </text:list-item>
        <text:list-item>
          <text:p text:style-name="P25">Нормализация (Normalization) — процесс приведения разнородных записей событий к единому структуированному формату (например, {timestamp, source, level, message, metadata}) для последующей агрегации и анализа.</text:p>
        </text:list-item>
        <text:list-item>
          <text:p text:style-name="P25">Агрегация (Aggregation) — вычисление статистик и показателей (KPI) по набору событий за заданный период: подсчёт количества событий, распределение по уровням, выделение топ‑сообщений и пр.</text:p>
        </text:list-item>
        <text:list-item>
          <text:p text:style-name="P25">KPI (Key Performance Indicator) — ключевой показатель эффективности; в контексте проекта: метрики ИБ, например, количество инцидентов за период, среднее время реакции, число критических уязвимостей.</text:p>
        </text:list-item>
        <text:list-item>
          <text:p text:style-name="P25">Отчёт (Report) — структурированный документ (в проекте — в формате Markdown), содержащий резюме состояния безопасности за период, ключевые метрики, перечень инцидентов и рекомендации.</text:p>
        </text:list-item>
        <text:list-item>
          <text:p text:style-name="P25">Шаблон отчёта (Report Template) — заранее заданная структура и формат представления данных в генерируемом отчёте (заголовки, секции, порядок вывода метрик).</text:p>
        </text:list-item>
        <text:list-item>
          <text:p text:style-name="P25">Расписание (Schedule) — конфигурация планировщика задач, задающая периодичность и время автоматической генерации и отправки отчётов (например, ежедневное распространение в 09:00).</text:p>
        </text:list-item>
        <text:list-item>
          <text:p text:style-name="P25">JobQueue — планировщик задач, встроенный в библиотеку python‑telegram‑bot (или аналогичная компонентная реализация), используемый для периодического запуска функций генерации отчётов.</text:p>
        </text:list-item>
        <text:list-item>
          <text:p text:style-name="P26"><text:soft-page-break/>sqlite3 — встроенная реляционная встраиваемая база данных, используемая для хранения конфигурации бота, расписаний и журнала отправленных отчётов.</text:p>
        </text:list-item>
        <text:list-item>
          <text:p text:style-name="P27">Collector — модуль проекта, отвечающий за сбор данных из источников (файлы логов, локальные сервисы, внешние API).</text:p>
        </text:list-item>
        <text:list-item>
          <text:p text:style-name="P27">Normalizer — модуль проекта, выполняющий преобразование собранных данных в унифицированную структуру.</text:p>
        </text:list-item>
        <text:list-item>
          <text:p text:style-name="P27">Aggregator — модуль проекта, выполняющий вычисление KPI и подготовку агрегированных данных для отчёта.</text:p>
        </text:list-item>
        <text:list-item>
          <text:p text:style-name="P27">ReportGenerator (report_gen) — модуль проекта, формирующий итоговый отчёт в формате Markdown на основе агрегированных данных и шаблона.</text:p>
        </text:list-item>
        <text:list-item>
          <text:p text:style-name="P27">Источник данных (Data Source) — система или файл, из которого считываются события: системные логи, логи приложений, логи сетевых устройств, ответы внешних API сканирования уязвимостей и т.п.</text:p>
        </text:list-item>
        <text:list-item>
          <text:p text:style-name="P27">Инцидент (Incident) — событие или серия событий, свидетельствующих о нарушении политики безопасности или о фактическом или потенциальном компрометировании системы.</text:p>
        </text:list-item>
        <text:list-item>
          <text:p text:style-name="P27">Анонимизация (Anonymization) — процесс удаления или замены персональных и идентифицирующих данных в логах и отчётах для соблюдения требований конфиденциальности.</text:p>
        </text:list-item>
        <text:list-item>
          <text:p text:style-name="P27">TLS (Transport Layer Security) — криптографический протокол, обеспечивающий защищённую передачу данных при взаимодействии с внешними API и сервисами.</text:p>
        </text:list-item>
        <text:list-item>
          <text:p text:style-name="P27">API (Application Programming Interface) — интерфейс взаимодействия с внешними сервисами (например, сервисами сканирования уязвимостей), используемый для получения метрик и событий.</text:p>
        </text:list-item>
        <text:list-item>
          <text:p text:style-name="P27">Сompliance / Нормативно‑правовые требования — совокупность законодательных и корпоративных требований к обработке данных и ведению журналов (например, требования по хранению и защите персональных данных).</text:p>
        </text:list-item>
        <text:list-item>
          <text:p text:style-name="P27">Парсинг (Parsing) — процесс синтаксического разбора строк логов с целью извлечения полей и значений (timestamp, уровень, сообщение и пр.).</text:p>
        </text:list-item>
        <text:list-item>
          <text:p text:style-name="P27"><text:soft-page-break/>Тестовый чат — приватный или групповой Telegram‑чат, используемый для проверки работы бота и отправки тестовых отчётов в процессе разработки.</text:p>
        </text:list-item>
        <text:list-item>
          <text:p text:style-name="P27">Отчётность по информационной безопасности — регулярное представление результатов мониторинга ИБ заинтересованным лицам (администраторам, менеджерам), включающее метрики, инциденты и рекомендации.</text:p>
        </text:list-item>
        <text:list-item>
          <text:p text:style-name="P27">UI (User Interface) команд бота — набор текстовых команд Telegram (например, /send_now, /set_report, /status), предоставляющих пользователю управление функционалом бота.</text:p>
        </text:list-item>
        <text:list-item>
          <text:p text:style-name="P27">CSV (Comma‑Separated Values) — текстовый формат для обмена табличными данными; возможный формат экспорта отчётов.</text:p>
        </text:list-item>
        <text:list-item>
          <text:p text:style-name="P27">SLA (Service Level Agreement) — соглашение об уровне сервиса; в контексте проекта подразумевает целевые показатели доступности и своевременности отправки отчётов (например, 95% успешных отправок).</text:p>
        </text:list-item>
        <text:list-item>
          <text:p text:style-name="P27">Сниффинг (Sniffing) — перехват сетевого трафика; упоминается в контексте угроз, потенциально выявляемых через анализ логов.</text:p>
        </text:list-item>
        <text:list-item>
          <text:p text:style-name="P27">IP‑адрес — числовой адрес устройства в сети (IPv4/IPv6), используемый для идентификации источников событий и корреляции инцидентов.</text:p>
        </text:list-item>
        <text:list-item>
          <text:p text:style-name="P27">UA (User‑Agent) — строка, идентифицирующая клиентское приложение (браузер, OS), используемая для дополнительной фильтрации и анализа логов.</text:p>
        </text:list-item>
      </text:list>
      <text:p text:style-name="P28"/>
      <text:h text:style-name="P29" text:outline-level="2"><text:bookmark-start text:name="__RefHeading___Toc1274_281351609"/>Введение<text:bookmark-end text:name="__RefHeading___Toc1274_281351609"/></text:h>
      <text:p text:style-name="P30"/>
      <text:p text:style-name="P31">Информационная безопасность сегодня — это не абстрактная тема, а повседневная необходимость: число кибератак, утечек и эксплойтов растёт, а организации любого масштаба сталкиваются с риском потерь данных и нарушений доступности сервисов. Малые предприятия и учебные сети особенно уязвимы: у них нет ресурсов на дорогостоящие SIEM‑решения, а ручная отчётность по событиям и уязвимостям занимает много времени и даёт низкую оперативность реагирования.</text:p>
      <text:p text:style-name="P31">В последние годы внедрение ботов в мессенджерах, таких как Telegram, стало популярной практикой среди разработчиков как способ автоматизации рутинных задач. Такие инструменты могут значительно облегчить процессы сбора и доставки информации. Мониторинг состояния серверов и инфраструктуры становится критически важным для своевременного выявления угроз и инцидентов. В условиях быстроменяющейся киберугрозы, эффективный мониторинг позволяет не только минимизировать риски, но и сократить время реагирования на потенциальные инциденты.</text:p>
      <text:p text:style-name="P31">Проблема: в условиях ограниченных ресурсов сбор и анализ логов, агрегация метрик и регулярное информирование ответственных сотрудников часто выполняются вручную или "на коленке". Это ведёт к задержкам в обнаружении инцидентов, непоследовательной отчётности и риску пропуска критических событий. Актуальность: автоматизация процесса формирования и доставки отчётов по информационной безопасности снижает время реакции на инциденты, повышает прозрачность состояния системы и делает мониторинг доступным для малого бизнеса и образовательных учреждений. Использование мессенджера Telegram как канала доставки обеспечивает удобство и быстроту получения информации ответственными лицами.</text:p>
      <text:p text:style-name="P31">Цель проекта: разработать и внедрить Telegram‑бота, который автоматизирует сбор, нормализацию и агрегацию данных о состоянии безопасности и формирует регулярные человеко‑читаемые отчёты с возможностью гибкого управления расписанием и содержанием.</text:p>
      <text:p text:style-name="P31"/>
      <text:h text:style-name="P32" text:outline-level="3"><text:bookmark-start text:name="__RefHeading___Toc1276_281351609"/>Задачи<text:bookmark-end text:name="__RefHeading___Toc1276_281351609"/></text:h>
      <text:list text:style-name="L2">
        <text:list-item>
          <text:p text:style-name="P33">Спроектировать архитектуру решения и структуру хранилища (sqlite3) для метаданных и истории отчётов. </text:p>
        </text:list-item>
        <text:list-item>
          <text:p text:style-name="P34"><text:soft-page-break/>Реализовать модуль сбора данных (collector) из локальных логов и (при необходимости) внешних API. </text:p>
        </text:list-item>
        <text:list-item>
          <text:p text:style-name="P34">Реализовать модуль нормализации (normalizer) для приведения событий к единому формату. </text:p>
        </text:list-item>
        <text:list-item>
          <text:p text:style-name="P34">Разработать агрегатор (aggregator) для вычисления KPI и выявления ключевых инцидентов. </text:p>
        </text:list-item>
        <text:list-item>
          <text:p text:style-name="P34">Создать генератор отчётов (report_gen) в формате Markdown с шаблонами и секциями «Резюме — Метрики — Инциденты — Рекомендации». </text:p>
        </text:list-item>
        <text:list-item>
          <text:p text:style-name="P34">Интегрировать с Telegram (python‑telegram‑bot), реализовать команды управления (/send_now, /set_report, /unset_report, /status) и планирование отправки через JobQueue. </text:p>
        </text:list-item>
        <text:list-item>
          <text:p text:style-name="P35">Провести тестирование (юнит и интеграционные тесты), документировать процесс развёртывания и использовать локальные методы анонимизации для защиты персональных данных. </text:p>
        </text:list-item>
      </text:list>
      <text:p text:style-name="P36"/>
      <text:p text:style-name="P37"/>
      <text:h text:style-name="P38" text:outline-level="1"><text:bookmark-start text:name="__RefHeading___Toc1278_281351609"/>1. Исследование проблемы<text:bookmark-end text:name="__RefHeading___Toc1278_281351609"/></text:h>
      <text:p text:style-name="P39"/>
      <text:p text:style-name="P40">1.1 Описание сферы и проблемы в целом</text:p>
      <text:p text:style-name="P39"/>
      <text:p text:style-name="P41">1.1.1 Общая характеристика профиля «Информационная безопасность»</text:p>
      <text:p text:style-name="P39"/>
      <text:p text:style-name="P42">Профиль «Информационная безопасность» в контексте автоматизации процессов мониторинга безопасности поднимает важные вопросы о доступности и эффективности защиты информационных систем. В условиях постоянного роста киберугроз, организации нуждаются в инструментах, которые не только помогут выявлять уязвимости, но и обеспечат быстрое реагирование на инциденты. Информационная безопасность охватывает широкий спектр задач, включая:</text:p>
      <text:p text:style-name="P39"/>
      <text:p text:style-name="P43">- Мониторинг сетевой активности.</text:p>
      <text:p text:style-name="P44">- Выявление уязвимостей в приложениях.</text:p>
      <text:p text:style-name="P44">- Анализ инцидентов.</text:p>
      <text:p text:style-name="P44">- Создание и отправка отчетов о состоянии безопасности.</text:p>
      <text:p text:style-name="P39"/>
      <text:p text:style-name="P39">В этом контексте применение Telegram-ботов для автоматизации сбора данных и формирования отчетов становится особенно актуальным.</text:p>
      <text:p text:style-name="P39"/>
      <text:p text:style-name="P41">1.1.2 Конкретизация: автоматизация отчетности как киберзащита</text:p>
      <text:p text:style-name="P39"/>
      <text:p text:style-name="P45">При автоматизации отчетности важно понимать, что это не просто механизм для упрощения задач. Это важный аспект защиты, который позволяет быстро собирать и анализировать информацию о состоянии безопасности. Многие организации до сих пор используют устаревшие методы, которые требуют значительных временных затрат и не всегда дают точные результаты. Менеджеры по ИТ-безопасности часто сталкиваются с проблемой недостатка информации для оперативного реагирования на инциденты. </text:p>
      <text:p text:style-name="P39"/>
      <text:p text:style-name="P39"><text:span text:style-name="T11">Преимущества автоматизации отчетности через Telegram-бота включают</text:span>:</text:p>
      <text:p text:style-name="P39"/>
      <text:p text:style-name="P46">- Скорость: возможность моментального получения актуальной информации о состоянии безопасности.</text:p>
      <text:p text:style-name="P47"><text:soft-page-break/>- Удобство: доступ к отчетам через привычный интерфейс мессенджера.</text:p>
      <text:p text:style-name="P47">- Экономия ресурсов: сокращение времени, затрачиваемого на ручной сбор данных.</text:p>
      <text:p text:style-name="P39"/>
      <text:p text:style-name="P40">1.2 Описание проблемы</text:p>
      <text:p text:style-name="P39"/>
      <text:p text:style-name="P48">Проблема заключается в том, что большинство организаций, особенно небольших и средних, не имеют эффективных инструментов для автоматизации процессов мониторинга безопасности. Ручной сбор и анализ данных требуют много времени и усилий, что может привести к задержкам в реагировании на угрозы и инциденты. </text:p>
      <text:p text:style-name="P39"/>
      <text:p text:style-name="P39">Где возникают проблемы:</text:p>
      <text:p text:style-name="P39"/>
      <text:p text:style-name="P49">1. <text:span text:style-name="T12">Людской фактор</text:span>: ошибки, допущенные при ручном вводе данных или анализе, могут привести к пропуску важных инцидентов.</text:p>
      <text:p text:style-name="P50"><text:s text:c="2"/></text:p>
      <text:p text:style-name="P50">2. <text:span text:style-name="T12">Нехватка времени</text:span>: специалисты часто перегружены, и у них нет возможности уделить внимание всем аспектам безопасности.</text:p>
      <text:p text:style-name="P50"/>
      <text:p text:style-name="P50">3. <text:span text:style-name="T12">Отсутствие интеграции</text:span>: системы, которые уже используются в организациях, часто не имеют возможности интеграции, что делает их использование неэффективным.</text:p>
      <text:p text:style-name="P50"/>
      <text:p text:style-name="P51">В результате, необходима система, которая бы могла автоматически собирать данные и формировать отчеты, оставляя возможность пользователю сосредоточиться на более сложных задачах.</text:p>
      <text:p text:style-name="P39"/>
      <text:p text:style-name="P40">1.3 Актуальность проблемы</text:p>
      <text:p text:style-name="P39"/>
      <text:p text:style-name="P52">С учетом текущих реалий, количество кибератак возрастает с каждым годом, что делает защиту информации одной из главных задач для организаций. По данным статистики, малые и средние предприятия чаще становятся жертвами киберпреступности. В условиях ограниченных ресурсов, многие из них не могут позволить себе дорогостоящие решения для мониторинга безопасности. </text:p>
      <text:p text:style-name="P39"/>
      <text:p text:style-name="P39"><text:soft-page-break/><text:span text:style-name="T12">Проблемы</text:span>, с которыми они сталкиваются:</text:p>
      <text:p text:style-name="P39"/>
      <text:p text:style-name="P53"><text:span text:style-name="T13">1. </text:span><text:span text:style-name="T12">Недостаток автоматизации</text:span>: многие организации все еще используют ручные методы работы, что не позволяет обеспечить достаточный уровень безопасности.</text:p>
      <text:p text:style-name="P54"><text:s text:c="2"/></text:p>
      <text:p text:style-name="P54"><text:span text:style-name="T13">2. </text:span><text:span text:style-name="T12">Невозможность быстрого реагирования</text:span>: задержки в получении отчетов о состоянии безопасности могут привести к критическим последствиям, особенно в условиях быстрого изменения киберугроз.</text:p>
      <text:p text:style-name="P54"/>
      <text:p text:style-name="P54"><text:span text:style-name="T13">3. </text:span><text:span text:style-name="T12">Доступность информации</text:span>: автоматический бот, работающий в Telegram, позволяет быстро и удобно получать информацию о состоянии безопасности, что значительно упрощает работу специалистов.</text:p>
      <text:p text:style-name="P54"/>
      <text:p text:style-name="P55">Автоматизация отчетности не только снижает время реакции на инциденты, но и делает мониторинг безопасности доступным для широкого круга организаций, включая малый бизнес и образовательные учреждения.</text:p>
      <text:p text:style-name="P39"/>
      <text:h text:style-name="P56" text:outline-level="2"><text:bookmark-start text:name="__RefHeading___Toc1280_281351609"/>1.4 Анализ аналогичных решений<text:bookmark-end text:name="__RefHeading___Toc1280_281351609"/></text:h>
      <text:p text:style-name="P57">На рынке существует несколько решений для автоматизации процессов мониторинга безопасности, однако большинство из них ориентировано на крупные компании и требует значительных финансовых затрат. Например:</text:p>
      <text:list text:style-name="L3">
        <text:list-item>
          <text:p text:style-name="P58"><text:span text:style-name="Strong_20_Emphasis">Платные решения</text:span>: такие как Splunk или ELK Stack, которые предлагают мощные инструменты для анализа данных, но их стоимость и сложность внедрения часто недоступны для малых предприятий. Они требуют обширной инфраструктуры и ресурсов для настройки, что делает их нецелесообразными для небольших организаций.</text:p>
        </text:list-item>
        <text:list-item>
          <text:p text:style-name="P58"><text:span text:style-name="Strong_20_Emphasis">Ограниченные скриптовые решения</text:span>: многие разработчики создают скрипты для конкретных задач, которые могут автоматизировать некоторые аспекты мониторинга, но они не предлагают целостного решения. Пользователи часто сталкиваются с проблемами интеграции таких скриптов в существующие системы, а также с отсутствием поддержки и документации.</text:p>
        </text:list-item>
        <text:list-item>
          <text:p text:style-name="P58"><text:span text:style-name="Strong_20_Emphasis">Отсутствие интеграции с мессенджерами</text:span>: большинство текущих решений не позволяют удобно получать уведомления и отчёты о состоянии безопасности. <text:soft-page-break/>Стандартные инструменты предлагают отправку отчетов по электронной почте, что не всегда быстро и удобно для пользователей. Это также может привести к перегрузке почтовых ящиков и затруднению поиска нужной информации.</text:p>
        </text:list-item>
        <text:list-item>
          <text:p text:style-name="P58"><text:span text:style-name="Strong_20_Emphasis">Недостаток гибкости</text:span>: существующие системы часто не позволяют настраивать частоту и формат отчетов под конкретные нужды пользователя. Это может стать проблемой для организаций, чьи потребности в отчетности отличаются друг от друга.</text:p>
        </text:list-item>
        <text:list-item>
          <text:p text:style-name="P58"><text:span text:style-name="Strong_20_Emphasis">Требования к техническим навыкам</text:span>: большинство из этих решений требует наличие технических специалистов, способных установить и поддерживать их работу, что является дополнительной нагрузкой для малых предприятий.</text:p>
        </text:list-item>
      </text:list>
      <text:p text:style-name="P57">Таким образом, на рынке недостаточно доступных, гибких и простых в использовании решений для автоматизации отчетности по безопасности, что делает разработку телеграм-бота для этой цели интересным и актуальным вариантом. Он позволяет собирать и предоставлять информацию непосредственно в чатах, сохраняя при этом простоту использования и доступность, что особенно важно для малых и средних организаций, стремящихся повысить уровень своей безопасности без лишних затрат и сложностей.</text:p>
      <text:h text:style-name="P59" text:outline-level="2"><text:bookmark-start text:name="__RefHeading___Toc1282_281351609"/>1.5 Аудитория проекта<text:bookmark-end text:name="__RefHeading___Toc1282_281351609"/></text:h>
      <text:p text:style-name="P57">Мой проект нацелен на широкий круг пользователей: малые и средние бизнесы, образовательные учреждения и все организации, нуждающиеся в эффективном мониторинге состояния безопасности. Это решение важно для шефов информационных технологий, системных администраторов и специалистов по безопасности, которые отвечают за обеспечение безопасности информации и систем. Благодаря автоматизации, эти специалисты получают возможность сосредоточиться на более важных задачах, а не тратить время на рутинные действия, что делает решение особенно актуальным для сферы, где ресурсы и время имеют критическое значение.</text:p>
      <text:p text:style-name="P57">В конечном счёте, проект не только улучшает степень мобильности и доступности отчетности о состоянии безопасности, но и создает более безопасную и информированную рабочую среду для всех пользователей.</text:p>
      <text:p text:style-name="P39"/>
      <text:p text:style-name="P60"/>
      <text:h text:style-name="P22" text:outline-level="1"><text:bookmark-start text:name="__RefHeading___Toc1284_281351609"/>2. РЕШЕНИЕ ПРОБЛЕМЫ<text:bookmark-end text:name="__RefHeading___Toc1284_281351609"/></text:h>
      <text:p text:style-name="P61"/>
      <text:p text:style-name="P62">2.1 Формализация проблемы</text:p>
      <text:p text:style-name="P42">Пусть S = {s1,…,sn} — набор источников данных безопасности (логи, сканеры, API). Для каждого источника si в момент времени t поступает поток событий Ei(t). Пусть P — набор правил фильтрации и приоритизации (пороги CVSS, уровни критичности, временные окна). Требуется автоматическая функция Report: (S, P, [t0,t1]) → R, где R — структурированный отчёт, содержащий:</text:p>
      <text:p text:style-name="P63">- MK — набор ключевых метрик (число инцидентов, число критичных уязвимостей, средняя загрузка и т.д.);</text:p>
      <text:p text:style-name="P63">- I — список инцидентов с полями (id, time, source, severity, description);</text:p>
      <text:p text:style-name="P63">- V — список уязвимостей с полями (CVE, component, CVSS, status);</text:p>
      <text:p text:style-name="P63">- Meta — метаданные (период, недоступные источники, применённые фильтры).</text:p>
      <text:p text:style-name="P63">Требование корректности: для фиксированных (S,P,[t0,t1]) результат R должен быть детерминирован, содержать MK,I,V, и сохраняться в БД для последующего сравнения. Система должна сохранять работоспособность при частичной недоступности источников и обеспечивать гарантии доставки отчёта в Telegram (retry-политика).</text:p>
      <text:p text:style-name="P61"/>
      <text:p text:style-name="P62">2.2 Описание алгоритма решения</text:p>
      <text:p text:style-name="P61">Простой модульный алгоритм (сквозная нумерация):</text:p>
      <text:p text:style-name="P61"/>
      <text:p text:style-name="P61">1. Инициализация</text:p>
      <text:p text:style-name="P61">1.1. Загрузка конфигурации: S, P, расписание T, chat_id.</text:p>
      <text:p text:style-name="P61">1.2. Подготовка адаптеров для каждого si.</text:p>
      <text:p text:style-name="P61"/>
      <text:p text:style-name="P61">2. Сбор данных за период [t0,t1]</text:p>
      <text:p text:style-name="P61">2.1. Асинхронно опросить каждый адаптер collect(si,[t0,t1]) с таймаутом.</text:p>
      <text:p text:style-name="P61">2.2. Зафиксировать недоступные источники в Meta.</text:p>
      <text:p text:style-name="P61"/>
      <text:p text:style-name="P61">3. Нормализация</text:p>
      <text:p text:style-name="P61">3.1. Привести события к единой структуре (timestamp, type, severity, details).</text:p>
      <text:p text:style-name="P61">3.2. Удалить дубликаты и скорректировать временные метки.</text:p>
      <text:p text:style-name="P61"/>
      <text:p text:style-name="P61">4. Агрегация и приоритизация</text:p>
      <text:p text:style-name="P61"><text:soft-page-break/>4.1. Вычислить MK (суммы, средние, изменения относительно предыдущего периода).</text:p>
      <text:p text:style-name="P61">4.2. Классифицировать инциденты по P (low/medium/high/critical).</text:p>
      <text:p text:style-name="P61">4.3. Ранжировать уязвимости по CVSS и контексту (внешне доступна/внутренняя).</text:p>
      <text:p text:style-name="P61"/>
      <text:p text:style-name="P61">5. Генерация отчёта</text:p>
      <text:p text:style-name="P61">5.1. Подставить данные в шаблон Markdown (сводка, таблицы, список инцидентов, рекомендации).</text:p>
      <text:p text:style-name="P61">5.2. Опционально сгенерировать графики трендов (PNG) и прикрепить.</text:p>
      <text:p text:style-name="P61"/>
      <text:p text:style-name="P61">6. Отправка и подтверждение доставки</text:p>
      <text:p text:style-name="P61">6.1. Поместить отчёт в очередь отправки и вызвать Telegram API.</text:p>
      <text:p text:style-name="P61">6.2. При ошибке — повторить отправку по политике (например, 3 попытки с экспоненциальным интервалом); при длительном сбое — уведомить администратора.</text:p>
      <text:p text:style-name="P61"/>
      <text:p text:style-name="P61">7. Архивация</text:p>
      <text:p text:style-name="P61">7.1. Сохранить отчёт и агрегаты в БД (таблица reports) для истории и аналитики.</text:p>
      <text:p text:style-name="P61"/>
      <text:p text:style-name="P61">Пример псевдокода ключевых функций:</text:p>
      <text:p text:style-name="P61">collect(si, interval) → list(events)</text:p>
      <text:p text:style-name="P61">normalize(events) → list(unified_events)</text:p>
      <text:p text:style-name="P61">aggregate(unified_events, P) → {MK, I, V}</text:p>
      <text:p text:style-name="P61">render_report({MK,I,V,Meta}) → markdown_text, attachments</text:p>
      <text:p text:style-name="P61">send_to_telegram(chat_id, markdown_text, attachments) → status</text:p>
      <text:p text:style-name="P61"/>
      <text:p text:style-name="P64">2.3 Описание существующих алгоритмов (упрощённо, применимо к проекту)</text:p>
      <text:p text:style-name="P61">1) Поллинг (Polling)</text:p>
      <text:p text:style-name="P61">- Суть: периодический опрос источников за новые данные.</text:p>
      <text:p text:style-name="P61">- Плюсы: простота реализации, нет необходимости в публичных endpoint.</text:p>
      <text:p text:style-name="P61">- Минусы: задержка получения событий, нагрузка при частых опросах.</text:p>
      <text:p text:style-name="P61">- Применимость: первичный метод для малого проекта.</text:p>
      <text:p text:style-name="P61"/>
      <text:p text:style-name="P61">2) Вебхуки (Webhook / Push)</text:p>
      <text:p text:style-name="P61"><text:soft-page-break/>- Суть: источник сам отправляет события на endpoint.</text:p>
      <text:p text:style-name="P61">- Плюсы: низкая задержка, экономия ресурсов.</text:p>
      <text:p text:style-name="P61">- Минусы: требует настройки источников и доступного URL; вопросы безопасности.</text:p>
      <text:p text:style-name="P61">- Применимость: для интеграций с поддерживающими сервисами.</text:p>
      <text:p text:style-name="P61"/>
      <text:p text:style-name="P61">3) Нормализация и дедупликация</text:p>
      <text:p text:style-name="P61">- Суть: приведение разных форматов логов к общей структуре и удаление повторов.</text:p>
      <text:p text:style-name="P61">- Практика: маппинг полей и использование timestamp + hash для дедупликации.</text:p>
      <text:p text:style-name="P61">- Применимость: обязательна для корректной агрегации.</text:p>
      <text:p text:style-name="P61"/>
      <text:p text:style-name="P61">4) Rule-based корреляция</text:p>
      <text:p text:style-name="P61">- Суть: простые правила связывания событий (например: N неудачных входов за M минут → инцидент).</text:p>
      <text:p text:style-name="P61">- Плюсы: прозрачность и лёгкость настройки.</text:p>
      <text:p text:style-name="P61">- Минусы: требует вручную задаваемых правил, может давать ложные срабатывания.</text:p>
      <text:p text:style-name="P61">- Применимость: базовый метод для выявления значимых инцидентов в проекте.</text:p>
      <text:p text:style-name="P61"/>
      <text:p text:style-name="P61">5) Агрегация метрик и простая детекция аномалий</text:p>
      <text:p text:style-name="P61">- Суть: подсчёт сумм/средних и выявление аномалий порогами или z-score.</text:p>
      <text:p text:style-name="P61">- Плюсы: лёгкая реализация, понятные результаты для отчёта.</text:p>
      <text:p text:style-name="P61">- Минусы: не учитывает сложных зависимостей.</text:p>
      <text:p text:style-name="P61">- Применимость: рекомендовано использовать в первой версии.</text:p>
      <text:p text:style-name="P61"/>
      <text:p text:style-name="P61">6) Приоритизация уязвимостей (упрощённая)</text:p>
      <text:p text:style-name="P61">- Суть: сортировка по CVSS, добавление контекстного веса (внешне доступно, важность компонента).</text:p>
      <text:p text:style-name="P61">- Практика: score = CVSS * weight_component + exploit_bonus.</text:p>
      <text:p text:style-name="P61">- Применимость: реализуется в простом виде для отчёта.</text:p>
      <text:p text:style-name="P61"/>
      <text:p text:style-name="P61">7) Шаблонизация отчётов</text:p>
      <text:p text:style-name="P61">- Суть: генерация Markdown-отчётов через шаблоны (Jinja2).</text:p>
      <text:p text:style-name="P61">- Плюсы: удобство чтения в Telegram и лёгкая кастомизация.</text:p>
      <text:p text:style-name="P61">- Применимость: основной способ формирования вывода.</text:p>
      <text:h text:style-name="P22" text:outline-level="1"><text:bookmark-start text:name="__RefHeading___Toc1286_281351609"/>3. ОПИСАНИЕ РЕАЛИЗАЦИИ<text:bookmark-end text:name="__RefHeading___Toc1286_281351609"/></text:h>
      <text:p text:style-name="P61"/>
      <text:p text:style-name="P65">3.1 Техническое задание</text:p>
      <text:p text:style-name="P61"/>
      <text:p text:style-name="P64">3.1.1 Цели и задачи</text:p>
      <text:p text:style-name="P61"><text:span text:style-name="T14">Цель: </text:span>Разработать Telegram-бота для автоматизации отчетности по информационной безопасности, который будет собирать данные о состоянии кибербезопасности и генерировать отчеты.</text:p>
      <text:p text:style-name="P61"/>
      <text:p text:style-name="P64">Задачи:</text:p>
      <text:p text:style-name="P61">1. Спроектировать архитектуру бота с учетом требований к функционалу.</text:p>
      <text:p text:style-name="P61">2. Реализовать методы сбора данных о сетевой активности и инцидентах.</text:p>
      <text:p text:style-name="P61">3. Создать механизм генерации отчетов в текстовом или Markdown-формате.</text:p>
      <text:p text:style-name="P61">4. Настроить автоматизированную отправку отчетов в заданное время.</text:p>
      <text:p text:style-name="P61">5. Обеспечить возможность настройки бота для пользователей.</text:p>
      <text:p text:style-name="P61"/>
      <text:p text:style-name="P64">3.1.2 Требования</text:p>
      <text:p text:style-name="P61">1. Язык программирования: Python 3.9+.</text:p>
      <text:p text:style-name="P61">2. Библиотека: python-telegram-bot для работы с Telegram API.</text:p>
      <text:p text:style-name="P61">3. Система хранения данных: SQLite (один файл для базы данных).</text:p>
      <text:p text:style-name="P61">4. Код должен соответствовать стандартам ГОСТ и иметь документированное оформление.</text:p>
      <text:p text:style-name="P61">5. Ведение логов всех операцийс указанием даты и времени.</text:p>
      <text:p text:style-name="P61"/>
      <text:p text:style-name="P64">3.1.3 Сценарии использования</text:p>
      <text:p text:style-name="P61">1. Настройка: Пользователь настраивает частоту отчетов и желаемый контент через команды бота.</text:p>
      <text:p text:style-name="P61">2. Сбор данных: Бот собирает информацию о состоянии безопасности по расписанию, обращаясь к внешним мониторинговым системам.</text:p>
      <text:p text:style-name="P61">3. Генерация отчетов: Создание и отправка отчетов в текстовом или Markdown-формате пользователям в заданное время.</text:p>
      <text:p text:style-name="P61"/>
      <text:p text:style-name="P65">3.2 Описание идеи проекта</text:p>
      <text:p text:style-name="P61"><text:soft-page-break/></text:p>
      <text:p text:style-name="P64">3.2.1 Краткая суть</text:p>
      <text:p text:style-name="P61">Мы создаем Telegram-бота, который помогает собирать и анализировать данные о состоянии информационной безопасности. Это решение обеспечивает автоматизацию процессов мониторинга и отчетности, что значительно сокращает временные затраты специалистов.</text:p>
      <text:p text:style-name="P61"/>
      <text:p text:style-name="P64">3.2.2 Соответствие задачам олимпиады</text:p>
      <text:p text:style-name="P61">При защите проекта будут представлены:</text:p>
      <text:p text:style-name="P61">1. Рабочий бот, способный собирать и отправлять отчеты.</text:p>
      <text:p text:style-name="P61">2. Пояснительная записка, в которой подробно изложены все этапы разработки.</text:p>
      <text:p text:style-name="P61">3. Презентация с графиками, диаграммами и пользовательскими сценариями работы.</text:p>
      <text:p text:style-name="P61"/>
      <text:p text:style-name="P65">3.3 Используемые технологии и обоснование их использования</text:p>
      <text:p text:style-name="P61">1. Python: Универсальный язык, который прост для изучения и активно используется в области разработки ботов. Позволяет легко интегрировать внешние API.</text:p>
      <text:p text:style-name="P61">2. Библиотека python-telegram-bot: Предоставляет все необходимые инструменты для работы с Telegram API, что позволяет легко управлять сообщениями и событиями.</text:p>
      <text:p text:style-name="P61">3. SQLite: Легкая система управления базами данных, позволяющая хранить данные в одном файле, что делает проект простым в развертывании.</text:p>
      <text:p text:style-name="P61">4. Git: Используется для контроля версий проекта, что упрощает управление изменениями в коде и позволяет эффективно работать в команде.</text:p>
      <text:p text:style-name="P61">5. Документация: Все материалы, включая код и пояснительные заметки, будут четко структурированы и задокументированы, чтобы облегчить понимание проекта.</text:p>
      <text:p text:style-name="P61"/>
      <text:p text:style-name="P66">3.4 Принцип работы</text:p>
      <text:p text:style-name="P61"/>
      <text:p text:style-name="P64">3.4.1 Внешний вид и маршрут пользователя</text:p>
      <text:p text:style-name="P61">Пользователь взаимодействует с ботом через Telegram, отправляя команды, которые инициируют сбор данных и генерацию отчетов. Все действия происходят в рамках Telegram, и пользователь видит только ответные сообщения бота.</text:p>
      <text:p text:style-name="P61"><text:soft-page-break/></text:p>
      <text:p text:style-name="P64">3.4.2 Сбор данных</text:p>
      <text:p text:style-name="P61">Бот собирает информацию о состоянии безопасности, запрашивая данные у внешних API и выполняя регулярные проверки с заданным интервалом. Данные хранятся в базе данных SQLite.</text:p>
      <text:p text:style-name="P61"/>
      <text:p text:style-name="P64"><text:s/>3.4.3 Генерация отчетов</text:p>
      <text:p text:style-name="P61">Генерация отчетов осуществляется на основе собранных данных. Отчеты могут быть сгенерированы в текстовом или Markdown-формате, что делает их удобными для чтения и представления.</text:p>
      <text:p text:style-name="P61"/>
      <text:p text:style-name="P64">3.4.4 Демонстрация проекта</text:p>
      <text:p text:style-name="P61">На защите будет показан процесс взаимодействия с ботом, включая команды для настройки, автоматическое получение и отправку отчетов. Визуализация через пользовательский интерфейс Telegram позволит продемонстрировать функциональность и удобство использования бота.</text:p>
      <text:p text:style-name="P61"/>
      <text:p text:style-name="P67"><text:tab/><text:span text:style-name="T15">3.5 Доказательство работоспособности</text:span></text:p>
      <text:p text:style-name="P61"/>
      <text:p text:style-name="P64">3.5.1 Практический эксперимент</text:p>
      <text:p text:style-name="P61"><text:span text:style-name="T12">1. Первичный вход:</text:span>Пользователь настраивает бота через команды, вводя желаемую частоту отчетов. </text:p>
      <text:p text:style-name="P61"><text:s text:c="3"/>- Логи фиксируют действия: </text:p>
      <text:p text:style-name="P61"><text:s text:c="3"/>- REQUEST: пользователь отправляет команду на настройку.</text:p>
      <text:p text:style-name="P61"><text:s text:c="3"/>- CREATE_SESSION: бот успешно создает сессию для пользователя.</text:p>
      <text:p text:style-name="P61"><text:s text:c="3"/></text:p>
      <text:p text:style-name="P61"><text:span text:style-name="T12">2. Сбор данных: </text:span>Бот автоматически инициирует запросы к внешним API для получения информации о состоянии безопасности.</text:p>
      <text:p text:style-name="P61"><text:s text:c="3"/>- Логи фиксируют действия:</text:p>
      <text:p text:style-name="P61"><text:s text:c="3"/>- DATA_COLLECTION: бот получает данные о сетевой активности и инцидентах. Все полученные данные сохраняются в базу данных.</text:p>
      <text:p text:style-name="P61"/>
      <text:p text:style-name="P61"><text:span text:style-name="T12">3. Генерация отчетов:</text:span> В установленное время бот создает отчет на основе собранной информации.</text:p>
      <text:p text:style-name="P61"><text:soft-page-break/><text:s text:c="3"/>- Логи фиксируют действия:</text:p>
      <text:p text:style-name="P61"><text:s text:c="3"/>- REPORT_GENERATION: <text:s/>бот успешно генерирует отчет в заданном формате.</text:p>
      <text:p text:style-name="P61"><text:s text:c="3"/>- REPORT_DISPATCH: бот отправляет отчет пользователю в Telegram.</text:p>
      <text:p text:style-name="P61"/>
      <text:p text:style-name="P61"><text:span text:style-name="T12">4. Автоматизированная отправка:</text:span> В ходе тестирования бот регулярно отправляет отчеты по расписанию.</text:p>
      <text:p text:style-name="P61"><text:s text:c="3"/>- В результате проверок подтверждается, что все отправленные отчеты содержат актуальную и корректную информацию о состоянии безопасности.</text:p>
      <text:p text:style-name="P61"/>
      <text:p text:style-name="P64">3.5.2 Формальная верификация</text:p>
      <text:p text:style-name="P61">Проект прошел тесты на соответствие всем заявленным требованиям и сценариям использования. При успешном выполнении всех команд бот генерирует и отправляет корректные отчеты согласно заданному расписанию. </text:p>
      <text:p text:style-name="P61"/>
      <text:p text:style-name="P61">- Логи действий бота предоставляют подтверждение каждого этапа работы. Например, при запросе данных о безопасности бот проверяет состояние системы, а при наличии критических инцидентов автоматом формирует отчет и отправляет его пользователю.</text:p>
      <text:p text:style-name="P61">- Используются тестовые запросы, проверяющие корректность работы бота, включая сценарии с изменением частоты отправки отчетов, формата отчетов и содержания.</text:p>
      <text:p text:style-name="P61"/>
      <text:p text:style-name="P64">3.5.3 Соответствие требованиям</text:p>
      <text:p text:style-name="P61">Все аспекты проекта соответствуют заявленным требованиям, включая:</text:p>
      <text:p text:style-name="P61"/>
      <text:p text:style-name="P68">1. Технические аспекты:</text:p>
      <text:p text:style-name="P61"><text:s text:c="3"/>- Использование Python 3.9+ и библиотеки python-telegram-bot обеспечивают высокую стабильность и надежность работы бота.</text:p>
      <text:p text:style-name="P61"><text:s text:c="3"/>- SQLite позволяет легко хранить и управлять данными без необходимости настройки сложной серверной структуры.</text:p>
      <text:p text:style-name="P61"/>
      <text:p text:style-name="P68">2. Документация:</text:p>
      <text:p text:style-name="P61"><text:s text:c="3"/>- Каждый этап разработки задокументирован, включая код, инструкции и логи. Это облегчает понимание и позволяет при необходимости вносить изменения.</text:p>
      <text:p text:style-name="P61"><text:soft-page-break/></text:p>
      <text:p text:style-name="P68">3. Соблюдение стандартов: </text:p>
      <text:p text:style-name="P61"><text:s text:c="3"/>- Проект оформлен в соответствии с требованиями ГОСТ. Все документы структурированы и содержат необходимые разделы, как и требуется для участия в олимпиаде.</text:p>
      <text:p text:style-name="P61"/>
      <text:p text:style-name="P61"><text:span text:style-name="T12">3.6 Перспективы развития проекта</text:span></text:p>
      <text:p text:style-name="P61">В перспективе проект может быть значительно расширен:</text:p>
      <text:p text:style-name="P61"/>
      <text:p text:style-name="P68">1. Добавление новых функций:</text:p>
      <text:p text:style-name="P61"><text:s text:c="3"/>- Возможность интеграции с различными API для получения дополнительной информации по киберугрозам и уязвимостям.</text:p>
      <text:p text:style-name="P61"><text:s text:c="3"/>- Расширение функционала бота за счет введения новых команд для более детального анализа и обработки данных.</text:p>
      <text:p text:style-name="P61"/>
      <text:p text:style-name="P68">2. Интерфейс управления:</text:p>
      <text:p text:style-name="P61"><text:s text:c="3"/>- Разработка веб-интерфейса для управления ботом, настройки периодичности отчетов и выбора целевой аудитории.</text:p>
      <text:p text:style-name="P61"/>
      <text:p text:style-name="P68">3. Внедрение машинного обучения:</text:p>
      <text:p text:style-name="P61"><text:s text:c="3"/>- Использование алгоритмов машинного обучения для более глубокой аналитики и предсказания инцидентов на основе исторических данных.</text:p>
      <text:p text:style-name="P61"/>
      <text:p text:style-name="P68">4. Расширение аудитории:</text:p>
      <text:p text:style-name="P61"><text:s text:c="3"/>- Создание версии бота для различных мессенджеров, таких как WhatsApp и Viber, для привлечения более широкой аудитории.</text:p>
      <text:p text:style-name="P61"/>
      <text:p text:style-name="P68">5. Коммерческое применение:</text:p>
      <text:p text:style-name="P61"><text:s text:c="3"/>- При должном тестировании и доработке проект может стать коммерчески жизнеспособным продуктом, который будет использоваться компаниями для мониторинга своей кибербезопасности.</text:p>
      <text:p text:style-name="P61"/>
      <text:p text:style-name="P61">Это позволит не только улучшить функционал, но и сделать проект полезным инструментом для пользователей в сфере информационной безопасности.</text:p>
      <text:p text:style-name="Standard"/>
      <text:h text:style-name="P69" text:outline-level="1"><text:bookmark-start text:name="__RefHeading___Toc1288_281351609"/>ЗАКЛЮЧЕНИЕ<text:bookmark-end text:name="__RefHeading___Toc1288_281351609"/></text:h>
      <text:p text:style-name="P61"/>
      <text:p text:style-name="P61">В данной пояснительной записке представлены основные моменты разработки и внедрения проекта «Telegram-бот для автоматизации отчетности по информационной безопасности». Проект направлен на упрощение процессов мониторинга и отчетности в области кибербезопасности, что стало актуальным в условиях растущих угроз.</text:p>
      <text:p text:style-name="P61"/>
      <text:p text:style-name="P64">Цели и задачи</text:p>
      <text:p text:style-name="P61"/>
      <text:p text:style-name="P61">Поставленные цели и задачи были успешно реализованы:</text:p>
      <text:p text:style-name="P61"/>
      <text:p text:style-name="P61">1. Разработан Telegram-бот на базе Python с использованием библиотеки python-telegram-bot.</text:p>
      <text:p text:style-name="P61">2. Реализованы методы сбора данных о сетевой активности и инцидентах, что позволяет эффективно мониторить состояние системы безопасности.</text:p>
      <text:p text:style-name="P61">3. Создан механизм генерации отчетов, который делает информацию о безопасности более доступной и понятной для пользователей.</text:p>
      <text:p text:style-name="P61">4. Настроена автоматизированная отправка отчетов, что значительно снижает временные затраты специалистов по кибербезопасности.</text:p>
      <text:p text:style-name="P61"/>
      <text:p text:style-name="P64">Перспективы развития</text:p>
      <text:p text:style-name="P61"/>
      <text:p text:style-name="P61">Разработанный бот имеет большой потенциал для дальнейшего расширения функциональности:</text:p>
      <text:p text:style-name="P61"/>
      <text:p text:style-name="P61">- Интеграция с другими мессенджерами. Рассмотрение возможности интеграции с такими платформами, как WhatsApp или Viber, для расширения аудитории.</text:p>
      <text:p text:style-name="P61">- Машинное обучение. Использование технологий машинного обучения для более точного предсказания инцидентов и автоматизации реакций на угрозы.</text:p>
      <text:p text:style-name="P61">- Веб-интерфейс. Создание веб-интерфейса для удобного управления и мониторинга бота, что упростит взаимодействие конечных пользователей с системой.</text:p>
      <text:p text:style-name="P61">- Расширенная аналитика. Внедрение инструментов для глубокой аналитики данных, что позволит повысить качество и точность отчетов.</text:p>
      <text:p text:style-name="P61"/>
      <text:p text:style-name="P64"><text:soft-page-break/>Недоработки проекта</text:p>
      <text:p text:style-name="P61"/>
      <text:p text:style-name="P61">Несмотря на успехи, в проекте имеются ограничения, требующие учета в будущем:</text:p>
      <text:p text:style-name="P61"/>
      <text:p text:style-name="P61">- Ограниченный функционал. Бот пока функционирует исключительно в Telegram, что сужает возможности использования.</text:p>
      <text:p text:style-name="P61">- Необходимость улучшенной аналитики. В текущей версии отсутствуют более sofisticat методики анализа данных, что снижает эффективность.</text:p>
      <text:p text:style-name="P61">- Проблемы масштабируемости. Учет ресурсоемкости и подготовки архитектуры к будущему масштабированию при увеличении числа пользователей.</text:p>
      <text:p text:style-name="P61"/>
      <text:p text:style-name="P64"><text:s/>Итог</text:p>
      <text:p text:style-name="P61"/>
      <text:p text:style-name="P61">Таким образом, проект «Бот для автоматизации отчетности по информационной безопасности в Telegram» отвечает на текущие требования мониторинга безопасности и открывает новые возможности для исследований и доработок. Успешная реализация системы может стать основой для дальнейших инициатив в сфере кибербезопасности и улучшения защиты информационных систем. </text:p>
      <text:p text:style-name="P61"/>
      <text:p text:style-name="P64">Рекомендации</text:p>
      <text:p text:style-name="P61"/>
      <text:p text:style-name="P61">Для повышения степени защиты и удобства пользователей рекомендуются следующие дополнительные функции:</text:p>
      <text:p text:style-name="P61"/>
      <text:p text:style-name="P61">- Подключение уведомлений. Уведомления о возможных инцидентах в реальном времени при обнаружении угроз.</text:p>
      <text:p text:style-name="P61">- Добавление режима отладки. Возможность включения детального логирования для упрощения диагностики проблем.</text:p>
      <text:p text:style-name="P61">- Улучшение пользовательского интерфейса. Разработка более интуитивного интерфейса для пользователей, что повысит их взаимодействие с ботом.</text:p>
      <text:p text:style-name="P61">- Обратная связь от пользователей. Внедрение механизма сбора отзывов от пользователей для непрерывного улучшения функциональности. </text:p>
      <text:p text:style-name="P61"/>
      <text:p text:style-name="P61"><text:soft-page-break/>Проект имеет потенциал не только для решения текущих задач в области безопасности, но и для дальнейшего совершенствования и интеграции в более широкие системы защиты.</text:p>
      <text:h text:style-name="P22" text:outline-level="1"><text:bookmark-start text:name="_Toc189164391"/><text:bookmark-start text:name="__RefHeading___Toc1290_281351609"/>СПИСОК ЛИТЕРАТУРЫ<text:bookmark-end text:name="_Toc189164391"/><text:bookmark-end text:name="__RefHeading___Toc1290_281351609"/></text:h>
      <text:list text:style-name="WWNum8">
        <text:list-header>
          <text:p text:style-name="P70"/>
        </text:list-header>
      </text:list>
      <text:h text:style-name="P22" text:outline-level="1"><text:bookmark-start text:name="_Toc189164392"/><text:bookmark-start text:name="__RefHeading___Toc1292_281351609"/>ПРИЛОЖЕНИЕ<text:bookmark-end text:name="_Toc189164392"/><text:bookmark-end text:name="__RefHeading___Toc1292_281351609"/></text:h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50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auto-update="true" style:default-outline-level="1" style:list-style-name="" style:class="chapter">
      <style:paragraph-properties fo:margin-top="0.423cm" fo:margin-bottom="0cm" style:contextual-spacing="false" fo:text-align="center" style:justify-single-word="false" fo:keep-together="always" fo:keep-with-next="always"/>
      <style:text-properties fo:color="#000000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71cm" fo:margin-bottom="0cm" style:contextual-spacing="false" fo:keep-together="always" fo:text-indent="0cm" style:auto-text-indent="false" fo:keep-with-next="always"/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fo:language="en" fo:country="US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Adwaita Sans" style:font-family-asian="'Adwaita Sans'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609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o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4" text:style-name="ListLabel_20_4" loext:num-list-format="o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7" text:style-name="ListLabel_20_7" loext:num-list-format="o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39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41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42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43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44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45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cm" fo:text-align="center" style:justify-single-word="false" fo:text-indent="0cm" style:auto-text-indent="false"/>
    </style:style>
    <style:style style:name="MT1" style:family="text">
      <style:text-properties fo:text-transform="uppercase" fo:color="#000000" loext:opacity="100%" style:font-name-complex="Times New Roman1">
        <loext:char-complex-color loext:theme-type="dark1" loext:color-type="theme"/>
      </style:text-properties>
    </style:style>
    <style:style style:name="MT2" style:family="text">
      <style:text-properties fo:text-transform="uppercase" fo:color="#4472c4" loext:opacity="100%">
        <loext:char-complex-color loext:theme-type="accent1" loext:color-type="theme"/>
      </style:text-properties>
    </style:style>
    <style:style style:name="MT3" style:family="text">
      <style:text-properties fo:color="#000000" loext:opacity="100%" style:font-name-complex="Times New Roman1" style:font-size-complex="12pt">
        <loext:char-complex-color loext:theme-type="dark1" loext:color-type="theme"/>
      </style:text-properties>
    </style:style>
    <style:page-layout style:name="Mpm1">
      <style:page-layout-properties fo:page-width="21.001cm" fo:page-height="29.7cm" style:num-format="1" style:print-orientation="portrait" fo:margin-top="2cm" fo:margin-bottom="1.251cm" fo:margin-left="2.89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2"><text:page-number text:select-page="current">24</text:page-number></text:span></text:p>
        <text:p text:style-name="Footer"/>
      </style:footer>
      <style:footer-first>
        <text:p text:style-name="MP2" loext:marker-style-name="MT3"><text:span text:style-name="MT3">Москва - 202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Георгий Зайцев</meta:initial-creator>
    <meta:editing-cycles>15</meta:editing-cycles>
    <meta:print-date>2025-01-30T17:46:00</meta:print-date>
    <meta:creation-date>2025-01-30T17:04:00</meta:creation-date>
    <dc:date>2025-12-03T16:26:02.190731716</dc:date>
    <meta:editing-duration>PT2H41M42S</meta:editing-duration>
    <meta:generator>LibreOffice/25.8.3.2$Linux_X86_64 LibreOffice_project/580$Build-2</meta:generator>
    <meta:document-statistic meta:table-count="1" meta:image-count="0" meta:object-count="0" meta:page-count="24" meta:paragraph-count="291" meta:word-count="3686" meta:character-count="29694" meta:non-whitespace-character-count="26205"/>
    <meta:user-defined meta:name="AppVersion">16.0000</meta:user-defined>
    <meta:template xlink:type="simple" xlink:actuate="onRequest" xlink:title="Normal.dotm" xlink:href=""/>
  </office:meta>
</office:document-meta>
</file>